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1000000CCF2CB5108BF1811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6.962cm" svg:height="5.398cm" draw:z-index="0"><draw:image xlink:href="Pictures/1000000100000281000000CCF2CB5108BF1811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1:27.116000000</meta:creation-date>
    <dc:date>2024-09-19T12:02:22.474000000</dc:date>
    <meta:editing-duration>PT17S</meta:editing-duration>
    <meta:editing-cycles>2</meta:editing-cycles>
    <meta:generator>LibreOffice/7.5.1.2$Windows_X86_64 LibreOffice_project/fcbaee479e84c6cd81291587d2ee68cba099e129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